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6.5701in" draw:visible-area-height="8.6654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5701in" svg:height="8.6654in" draw:z-index="0"><draw:object-ole xlink:href="./Object 1" xlink:type="simple" xlink:show="embed" xlink:actuate="onLoad"/><draw:image xlink:href="./ObjectReplacements/Object 1" xlink:type="simple" xlink:show="embed" xlink:actuate="onLoad"/></draw:frame>FSM Cache</text:p>
      <text:p text:style-name="P1"/>
      <text:p text:style-name="P2"><text:soft-page-break/>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text:p>
      <text:p text:style-name="P2"/>
      <text:p text:style-name="P2">In the Shared state, if the cache receives an invalidate from the directory, the cache would have to invalidate the cache block, send a shared ack to the directory, and transition to the Invalidate state.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text:p>
      <text:p text:style-name="P2"/>
      <text:p text:style-name="P2">If the cache receives a nak in “Waiting for Exclusive Read Response,” the directory could not fulfill the request and the cache must resend its request. Typically, the cache would receive an exclusive reply in this state and transition to “Dirty Exclusive.” However, if there were any sharers when the cache requested exclusive read, the cache would receive an exclusive reply with invalidates pending and transition to “Waiting for K Invalidates, J Invalidates Received So Far.” In that state, the cache waits for the arrival of invalidate acks and would transition to “Dirty Exclusive” only when all invalidate acks have been received. It is also possible to receive an intervention while in this state,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text:soft-page-break/>“Waiting for Exclusive Response/Ack” state, where the cache would have to start over by resending its request to the directory.</text:p>
      <text:p text:style-name="P2"/>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0-12-21T17:24:56.21</dc:date>
    <dc:creator>Eric Chang</dc:creator>
    <meta:editing-duration>PT04H37M32S</meta:editing-duration>
    <meta:editing-cycles>18</meta:editing-cycles>
    <meta:generator>OpenOffice.org/3.2$Win32 OpenOffice.org_project/320m18$Build-9502</meta:generator>
    <meta:document-statistic meta:table-count="0" meta:image-count="0" meta:object-count="1" meta:page-count="3" meta:paragraph-count="9" meta:word-count="935" meta:character-count="5544"/>
  </office:meta>
</office:document-meta>
</file>